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Shrinkage Detection Strategy: network_agent_insights.json</text:p>
      <text:p text:style-name="Preformatted_20_Text"/>
      <text:p text:style-name="Preformatted_20_Text">## Phase 0: Data Sources </text:p>
      <text:p text:style-name="Preformatted_20_Text">- **Transaction Report (Sales Register)**: Records all sold units.</text:p>
      <text:p text:style-name="Preformatted_20_Text">- **Inventory Snapshots Report (Stock Analysis)**: Compares opening and closing inventory.</text:p>
      <text:p text:style-name="Preformatted_20_Text">- **Adjustment logs (pilot_shrink_log.csv)**: Records manual adjustments for spoilage, overage, and known shrinkage.</text:p>
      <text:p text:style-name="Preformatted_20_Text">- **Scope**: 193 micromarkets analyzed → 150 identified with active shrinkage.</text:p>
      <text:p text:style-name="Preformatted_20_Text"/>
      <text:p text:style-name="Preformatted_20_Text">## Phase 1: Core Formulas </text:p>
      <text:p text:style-name="Preformatted_20_Text">- **Shrinkage Calculation**: `(Opening Inventory - Sales Units) - Closing Inventory`. </text:p>
      <text:p text:style-name="Preformatted_20_Text"><text:s text:c="2"/>- *Constraint*: Negatives are clipped at 0 (only tracking loss).</text:p>
      <text:p text:style-name="Preformatted_20_Text">- **Spoilage Exclusion**: Legitimate disposals/waste are subtracted from the result to isolate unexplained loss.</text:p>
      <text:p text:style-name="Preformatted_20_Text">- **Financial Impact**: Calculated as `Units × Unit Price` (prices from Product Rank reports).</text:p>
      <text:p text:style-name="Preformatted_20_Text"/>
      <text:p text:style-name="Preformatted_20_Text">## Final Output: network_agent_insights.json</text:p>
      <text:p text:style-name="Preformatted_20_Text">The final JSON provides high-level alerts and severity rankings for the n8n agent:</text:p>
      <text:p text:style-name="Preformatted_20_Text">- **Rankings**: Sites categorized by severity (CRITICAL, HIGH, MONITOR).</text:p>
      <text:p text:style-name="Preformatted_20_Text">- **Total Loss**: Financial impact per site (e.g., **HIE Rancho: $3,938.43**).</text:p>
      <text:p text:style-name="Preformatted_20_Text">- **Top Theft Items**: Identified by high volume and "Ghost" (zero-sale) patterns (e.g., **Smart Water, Dasani**).</text:p>
      <text:p text:style-name="Preformatted_20_Text"/>
      <text:p text:style-name="Preformatted_20_Text">---</text:p>
      <text:p text:style-name="Preformatted_20_Text">*Reference File: network_agent_insights.json*</text:p>
      <text:p text:style-name="Preformatted_20_Text">*Generated: 2025-12-31*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2-31T17:04:43.943000000</dc:date>
    <meta:editing-duration>PT5H43M16S</meta:editing-duration>
    <meta:editing-cycles>1</meta:editing-cycles>
    <meta:document-statistic meta:table-count="0" meta:image-count="0" meta:object-count="0" meta:page-count="1" meta:paragraph-count="19" meta:word-count="167" meta:character-count="1279" meta:non-whitespace-character-count="1126"/>
    <meta:generator>MtscOffice/7.4.2.3$Windows_X86_64 LibreOffice_project/382eef1f22670f7f4118c8c2dd222ec7ad009daf</meta:generator>
  </office:meta>
</office:document-meta>
</file>